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bc7" officeooo:paragraph-rsid="001d2bc7"/>
    </style:style>
    <style:style style:name="P2" style:family="paragraph" style:parent-style-name="Standard">
      <style:text-properties officeooo:rsid="001dc70e" officeooo:paragraph-rsid="001f7309"/>
    </style:style>
    <style:style style:name="P3" style:family="paragraph" style:parent-style-name="Standard">
      <style:text-properties officeooo:rsid="001f7309" officeooo:paragraph-rsid="001f7309"/>
    </style:style>
    <style:style style:name="P4" style:family="paragraph" style:parent-style-name="Standard">
      <style:text-properties officeooo:rsid="001f7309" officeooo:paragraph-rsid="0020e11d"/>
    </style:style>
    <style:style style:name="P5" style:family="paragraph" style:parent-style-name="Standard">
      <style:text-properties officeooo:rsid="0020e11d" officeooo:paragraph-rsid="0020e11d"/>
    </style:style>
    <style:style style:name="P6" style:family="paragraph" style:parent-style-name="Standard">
      <style:text-properties officeooo:rsid="0020e11d" officeooo:paragraph-rsid="0020f03e"/>
    </style:style>
    <style:style style:name="P7" style:family="paragraph" style:parent-style-name="Standard">
      <style:text-properties officeooo:rsid="0020f03e" officeooo:paragraph-rsid="0020f03e"/>
    </style:style>
    <style:style style:name="P8" style:family="paragraph" style:parent-style-name="Standard">
      <style:text-properties officeooo:rsid="0022ba8b" officeooo:paragraph-rsid="0022ba8b"/>
    </style:style>
    <style:style style:name="T1" style:family="text">
      <style:text-properties officeooo:rsid="001dc70e"/>
    </style:style>
    <style:style style:name="T2" style:family="text">
      <style:text-properties officeooo:rsid="001f7309"/>
    </style:style>
    <style:style style:name="T3" style:family="text">
      <style:text-properties officeooo:rsid="0020e11d"/>
    </style:style>
    <style:style style:name="T4" style:family="text">
      <style:text-properties officeooo:rsid="0020f0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дключение к <text:span text:style-name="T2">прибору выполняется по TCP/IP.</text:span></text:p>
      <text:p text:style-name="P1"/>
      <text:p text:style-name="P1"><text:span text:style-name="T2">К</text:span>онтроллер позиционирования использует для управления протокол SCPI <text:span text:style-name="T2">(порт 5025)</text:span>. </text:p>
      <text:p text:style-name="P1">Дерево принимаемых им команд описано в соответствуюшей справке <text:span text:style-name="T1">(см. *)</text:span>. <text:s/>Для оповещения программы-оператора о событиях системы <text:span text:style-name="T1">используется система подписки на уведомления NCPI (порт 5026, см. *)</text:span>. <text:s/><text:span text:style-name="T1">Для съема данных с измерительных приборов используется специальный порт (5027).</text:span></text:p>
      <text:p text:style-name="P1"/>
      <text:p text:style-name="P5">Контроллер имеет два набора комманд, принимающих в качестве аргументов расстояния в импульсов и <text:s/>установленных для данной оси единицах измерения (далее юниты) (например, градусы или сантиметры). </text:p>
      <text:p text:style-name="P1"/>
      <text:p text:style-name="P3">Примеры:</text:p>
      <text:p text:style-name="P3"/>
      <text:p text:style-name="P3">Установка параметров:</text:p>
      <text:p text:style-name="P3">AXIS1:SPE 200</text:p>
      <text:p text:style-name="P3">AXIS1:ACC 4000</text:p>
      <text:p text:style-name="P3"/>
      <text:p text:style-name="P3">Простое перемещение <text:span text:style-name="T3">в юнитах</text:span>:</text:p>
      <text:p text:style-name="P3">AXIS0:UMOV 10</text:p>
      <text:p text:style-name="P4"/>
      <text:p text:style-name="P4">Простое перемещение <text:span text:style-name="T3">в импульсах</text:span>:</text:p>
      <text:p text:style-name="P4">AXIS0:MOV 10<text:span text:style-name="T3">000000</text:span></text:p>
      <text:p text:style-name="P4"/>
      <text:p text:style-name="P5">Ручная отправка триггера:</text:p>
      <text:p text:style-name="P4">AXIS<text:span text:style-name="T3">1</text:span>:<text:span text:style-name="T3">MANTRIG</text:span></text:p>
      <text:p text:style-name="P5">AXIS1:TRIGGER</text:p>
      <text:p text:style-name="P3"/>
      <text:p text:style-name="P7">Запуск сканирования:</text:p>
      <text:p text:style-name="P6">AXIS1:<text:span text:style-name="T4">UMOV -10</text:span></text:p>
      <text:p text:style-name="P7">AXIS1:SCAN:SPEED 300</text:p>
      <text:p text:style-name="P7">AXIS1:SCAN:POINTS 100</text:p>
      <text:p text:style-name="P7">AXIS1:SCAN:UMOV 20</text:p>
      <text:p text:style-name="P7">AXIS1:SCAN:START</text:p>
      <text:p text:style-name="P7"/>
      <text:p text:style-name="P8">Опрос статуса устройств:</text:p>
      <text:p text:style-name="P8">SYST:DEVSTOT?</text:p>
      <text:p text:style-name="P8">DEVx:ALM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5:54:56.571253465</meta:creation-date>
    <meta:generator>LibreOffice/5.1.6.2$Linux_X86_64 LibreOffice_project/10m0$Build-2</meta:generator>
    <dc:date>2017-11-27T17:49:05.382100660</dc:date>
    <meta:editing-duration>PT1H1M30S</meta:editing-duration>
    <meta:editing-cycles>4</meta:editing-cycles>
    <meta:document-statistic meta:table-count="0" meta:image-count="0" meta:object-count="0" meta:page-count="1" meta:paragraph-count="24" meta:word-count="116" meta:character-count="951" meta:non-whitespace-character-count="854"/>
  </office:meta>
</office:document-meta>
</file>